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233d15" officeooo:paragraph-rsid="00233d15"/>
    </style:style>
    <style:style style:name="P9" style:family="paragraph" style:parent-style-name="Heading" style:master-page-name="Standard">
      <style:paragraph-properties style:page-number="auto"/>
    </style:style>
    <style:style style:name="P10" style:family="paragraph" style:parent-style-name="Text_20_body" style:list-style-name="WW8Num7">
      <style:text-properties officeooo:rsid="001b24b7" officeooo:paragraph-rsid="001b24b7"/>
    </style:style>
    <style:style style:name="P11" style:family="paragraph" style:parent-style-name="Text_20_body">
      <style:text-properties officeooo:rsid="001b24b7" officeooo:paragraph-rsid="001b24b7"/>
    </style:style>
    <style:style style:name="P12" style:family="paragraph" style:parent-style-name="Text_20_body">
      <style:text-properties officeooo:rsid="001b24b7" officeooo:paragraph-rsid="0023a279"/>
    </style:style>
    <style:style style:name="P13" style:family="paragraph" style:parent-style-name="Text_20_body" style:list-style-name="WW8Num7">
      <style:text-properties officeooo:rsid="001cd1e9" officeooo:paragraph-rsid="001cd1e9"/>
    </style:style>
    <style:style style:name="P14" style:family="paragraph" style:parent-style-name="Heading_20_2">
      <style:text-properties officeooo:rsid="001b24b7" officeooo:paragraph-rsid="001b24b7"/>
    </style:style>
    <style:style style:name="P15" style:family="paragraph" style:parent-style-name="Heading_20_2">
      <style:text-properties style:font-name="Times New Roman" fo:font-weight="normal" officeooo:rsid="001e058c" officeooo:paragraph-rsid="001e058c" style:font-weight-asian="normal" style:font-weight-complex="normal"/>
    </style:style>
    <style:style style:name="P16" style:family="paragraph" style:parent-style-name="Heading_20_1">
      <style:text-properties officeooo:rsid="001b24b7" officeooo:paragraph-rsid="001b24b7"/>
    </style:style>
    <style:style style:name="P17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233d15" style:font-size-asian="10pt"/>
    </style:style>
    <style:style style:name="T5" style:family="text">
      <style:text-properties fo:font-size="10pt" officeooo:rsid="001fb32b" style:font-size-asian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e058c"/>
    </style:style>
    <style:style style:name="T10" style:family="text">
      <style:text-properties officeooo:rsid="00233d15"/>
    </style:style>
    <style:style style:name="T11" style:family="text">
      <style:text-properties officeooo:rsid="0023637a"/>
    </style:style>
    <style:style style:name="T12" style:family="text">
      <style:text-properties officeooo:rsid="002262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8">Uber – Aplicativo de Passageiros</text:span><text:line-break/><text:span text:style-name="T7">UC005 – Abrir Suas Viagens</text:span></text:h>
      <text:h text:style-name="P16" text:outline-level="1">Breve descrição</text:h>
      <text:p text:style-name="P8">O usuário deseja ver alguma informação acerca de suas viagens anteriores.</text:p>
      <text:h text:style-name="P16" text:outline-level="1">Breve descrição dos atores</text:h>
      <text:h text:style-name="P14" text:outline-level="2">Usuário</text:h>
      <text:h text:style-name="P16" text:outline-level="1">Pré-condição</text:h>
      <text:p text:style-name="P7">- O usuário deve estar conectado a internet;</text:p>
      <text:p text:style-name="P7">- O usuário deve possuir um cadastro no aplicativo.</text:p>
      <text:p text:style-name="P12">- <text:span text:style-name="T12">O usuário deve estar logado.</text:span></text:p>
      <text:p text:style-name="P7">- <text:span text:style-name="T10">O usuário deve conseguir acessar o menu.</text:span></text:p>
      <text:h text:style-name="P16" text:outline-level="1">Fluxo básico de eventos</text:h>
      <text:list xml:id="list2384833286395065905" text:style-name="WW8Num7">
        <text:list-item>
          <text:p text:style-name="P10">O caso se inicia quando o usuário incia o aplicativo estando <text:span text:style-name="T10">logado.</text:span></text:p>
        </text:list-item>
        <text:list-item>
          <text:p text:style-name="P10">O usuário <text:span text:style-name="T10">realiza o caso de uso “UC004 – Abrir o menu.”</text:span></text:p>
        </text:list-item>
        <text:list-item>
          <text:p text:style-name="P10">O usuário <text:span text:style-name="T10">aperta onde está escrito Suas Viagens, no menu aberto anteriormente.</text:span></text:p>
        </text:list-item>
        <text:list-item>
          <text:p text:style-name="P13"><text:span text:style-name="T11">A aba de suas viagens é aberta</text:span>.</text:p>
        </text:list-item>
        <text:list-item>
          <text:p text:style-name="P13">O caso de uso termina.</text:p>
        </text:list-item>
      </text:list>
      <text:h text:style-name="Heading_20_1" text:outline-level="1">P<text:span text:style-name="T9">ós-condição</text:span></text:h>
      <text:h text:style-name="P15" text:outline-level="2" text:is-list-header="true">- O usuário deve ter acesso <text:span text:style-name="T11">à aba de suas viagens</text:span>.</text:h>
      <text:h text:style-name="P17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33d15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5</text:span><text:span text:style-name="MT3"> – </text:span><text:span text:style-name="MT4">Abrir Suas Viagens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56:00.407658674</dc:date>
    <meta:editing-cycles>9</meta:editing-cycles>
    <meta:editing-duration>PT41M27S</meta:editing-duration>
    <meta:generator>LibreOffice/5.1.6.2$Linux_X86_64 LibreOffice_project/10m0$Build-2</meta:generator>
    <meta:document-statistic meta:table-count="2" meta:image-count="0" meta:object-count="0" meta:page-count="1" meta:paragraph-count="22" meta:word-count="151" meta:character-count="836" meta:non-whitespace-character-count="710"/>
  </office:meta>
</office:document-meta>
</file>